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7a43" officeooo:paragraph-rsid="00187a43"/>
    </style:style>
    <style:style style:name="P2" style:family="paragraph" style:parent-style-name="Standard">
      <style:text-properties officeooo:rsid="00187a43" officeooo:paragraph-rsid="001c1a8e"/>
    </style:style>
    <style:style style:name="P3" style:family="paragraph" style:parent-style-name="Standard">
      <style:text-properties officeooo:rsid="00187a43" officeooo:paragraph-rsid="001ddcd0"/>
    </style:style>
    <style:style style:name="P4" style:family="paragraph" style:parent-style-name="Standard">
      <style:text-properties officeooo:rsid="001c1a8e" officeooo:paragraph-rsid="001c1a8e"/>
    </style:style>
    <style:style style:name="P5" style:family="paragraph" style:parent-style-name="Standard">
      <style:text-properties officeooo:rsid="001ddcd0" officeooo:paragraph-rsid="001ddcd0"/>
    </style:style>
    <style:style style:name="P6" style:family="paragraph" style:parent-style-name="Standard">
      <style:text-properties officeooo:rsid="001f3cc6" officeooo:paragraph-rsid="001f3cc6"/>
    </style:style>
    <style:style style:name="P7" style:family="paragraph" style:parent-style-name="Standard">
      <style:text-properties officeooo:rsid="001f3cc6" officeooo:paragraph-rsid="00209db5"/>
    </style:style>
    <style:style style:name="P8" style:family="paragraph" style:parent-style-name="Standard">
      <style:text-properties officeooo:rsid="00209db5" officeooo:paragraph-rsid="00209db5"/>
    </style:style>
    <style:style style:name="P9" style:family="paragraph" style:parent-style-name="Standard">
      <style:text-properties officeooo:rsid="002308be" officeooo:paragraph-rsid="002308be"/>
    </style:style>
    <style:style style:name="P10" style:family="paragraph" style:parent-style-name="Standard">
      <style:text-properties officeooo:rsid="002378f0" officeooo:paragraph-rsid="002378f0"/>
    </style:style>
    <style:style style:name="P11" style:family="paragraph" style:parent-style-name="Standard">
      <style:text-properties officeooo:rsid="00241b2a" officeooo:paragraph-rsid="00241b2a"/>
    </style:style>
    <style:style style:name="T1" style:family="text">
      <style:text-properties officeooo:rsid="001a2140"/>
    </style:style>
    <style:style style:name="T2" style:family="text">
      <style:text-properties officeooo:rsid="001c1a8e"/>
    </style:style>
    <style:style style:name="T3" style:family="text">
      <style:text-properties officeooo:rsid="001ddcd0"/>
    </style:style>
    <style:style style:name="T4" style:family="text">
      <style:text-properties officeooo:rsid="001f3cc6"/>
    </style:style>
    <style:style style:name="T5" style:family="text">
      <style:text-properties style:text-position="sub 58%"/>
    </style:style>
    <style:style style:name="T6" style:family="text">
      <style:text-properties officeooo:rsid="00209db5"/>
    </style:style>
    <style:style style:name="T7" style:family="text">
      <style:text-properties officeooo:rsid="0021bed5"/>
    </style:style>
    <style:style style:name="T8" style:family="text">
      <style:text-properties officeooo:rsid="002378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Math &amp; Phsx 191 – Math and Physics for Games</text:p>
      <text:p text:style-name="P1">Lab 01 Report – Collision Detection</text:p>
      <text:p text:style-name="P1"/>
      <text:p text:style-name="P1">Introduction</text:p>
      <text:p text:style-name="P1"/>
      <text:p text:style-name="P2">Simply put, game programs need to be able to detect when two or more objects overlap or—if the objects in question are moving fast enough—move through the same space <text:span text:style-name="T1">and at least one having moved past the collision area.</text:span> <text:s/>To this end, <text:span text:style-name="T1">we are practicing several ways to detect these collisions. In games, moving objects need these obvious yet sometimes difficult to explain methods that are made more convoluted when translated for the computer to understand and execute. </text:span></text:p>
      <text:p text:style-name="P2"/>
      <text:p text:style-name="P2"><text:span text:style-name="T1">For this exercise, we will be working on three methods of detection, sphere overlapping, overlap of axially-aligned bounding boxes, (also referred to as AABB,) and the intersection of line segments.</text:span></text:p>
      <text:p text:style-name="P1"/>
      <text:p text:style-name="P1">Methods</text:p>
      <text:p text:style-name="P1"/>
      <text:p text:style-name="P4">Spheres are <text:span text:style-name="T3">relatively uncomplicated for figuring out overlap by a computer. We start with the center point and radius of each of the spheres in question and then find the distance between the center points. Taking a step back, we have to understand the method of finding this distance, which finds it's roots with Pythagoras and his method of calculating the hypotenuse. So long as we are consistent with which point is first, we can find the differences of distance for each axis and then incorporate it as such and solve for d.</text:span></text:p>
      <text:p text:style-name="P4"/>
      <text:p text:style-name="P5">(x<text:span text:style-name="T5">2</text:span> – x<text:span text:style-name="T5">1</text:span>)^2 + (y<text:span text:style-name="T5">2</text:span> – y<text:span text:style-name="T5">1</text:span>)^2 = d^2</text:p>
      <text:p text:style-name="P5"/>
      <text:p text:style-name="P5">Thankfully, it is a simple method of including the z axis for solving in three dimensions. This looks like</text:p>
      <text:p text:style-name="P5"/>
      <text:p text:style-name="P5">(x<text:span text:style-name="T5">2</text:span> – x<text:span text:style-name="T5">1</text:span>)^2 + (y<text:span text:style-name="T5">2</text:span> – y<text:span text:style-name="T5">1</text:span>)^2 + (z<text:span text:style-name="T5">2</text:span> – z<text:span text:style-name="T5">1</text:span>)^2 = d^2</text:p>
      <text:p text:style-name="P5"/>
      <text:p text:style-name="P5">After finding this distance, we add the radii of the two spheres and compare to the center point distance. If the distance is greater than the sum, then the two objects do not overlap. If it is less, then the objects do. It is up to the developer and the game logic to determine if they are considered overlapping when the two are equal. <text:span text:style-name="T4">Considering that we are looking for just overlap and not the actual numbers right now, we can overlook getting the square root of the distance as it is much more time and resource consuming than taking the square and just square the sum of the radii.</text:span></text:p>
      <text:p text:style-name="P5"/>
      <text:p text:style-name="P3"><text:span text:style-name="T3">Axially-aligned bounding boxes use a very similar concept to sphere detection, just broken down further. AABB's are much simpler to understand since the axes of the boxes are all pointing the same directions, hence the name. We can then break down the distance calculations to three sets for x, y and z. We start with collecting two opposite corner points on each box and find their center points. From there, for each axis we find the center point by taking their axis average and then calculate half of that axis' length, which is the absolute value of the distance.</text:span></text:p>
      <text:p text:style-name="P3"/>
      <text:p text:style-name="P6">Center for axis = (a<text:span text:style-name="T5">min</text:span> + a<text:span text:style-name="T5">max</text:span>) / 2</text:p>
      <text:p text:style-name="P7">Half of axis length(a.k.a. axis radius) = <text:s/><text:span text:style-name="T6">|</text:span>(a<text:span text:style-name="T5">min</text:span> – a<text:span text:style-name="T5">max</text:span>)<text:span text:style-name="T6">| </text:span>/ 2</text:p>
      <text:p text:style-name="P7"/>
      <text:p text:style-name="P8">At this point, for every axis the distance between the two the absolute value of the difference of the two numbers, which is compared to the sum of the axis radii of the boxes. At that point, the same principle <text:soft-page-break/>for sphere overlapping applies.</text:p>
      <text:p text:style-name="P8"/>
      <text:p text:style-name="P8">Axis overlap when |<text:span text:style-name="T4">(a</text:span><text:span text:style-name="T5">c1</text:span><text:span text:style-name="T4"> – a</text:span><text:span text:style-name="T5">c2</text:span><text:span text:style-name="T4">)</text:span>| &lt; <text:span text:style-name="T4">(a</text:span><text:span text:style-name="T5">r1</text:span><text:span text:style-name="T4"> – a</text:span><text:span text:style-name="T5">r2</text:span><text:span text:style-name="T4">)</text:span></text:p>
      <text:p text:style-name="P8"/>
      <text:p text:style-name="P8">This is conducted for x and y axes for 2D AABB calculations and on x, y, and z axes for 3D AABB calculations. If any one axis overlap check is failed, then the two boxes do not overlap, so the information can be nested to skip unnecessary calculations.</text:p>
      <text:p text:style-name="P8"/>
      <text:p text:style-name="P8">These logical hurdles culminate in line segment intersection. It is important to think of line segments not as objects themselves but the paths that objects have taken between calculation sets. <text:span text:style-name="T7">If the paths cross, then the code might need to perform more actions but it cannot know that for certain without this check first. We start with gathering the start and end points for two lines. For the purposes of brevity, we are only going to work in two dimensions for this exercise. While it is easiest to work with the slope-intercept form</text:span></text:p>
      <text:p text:style-name="P8"/>
      <text:p text:style-name="P9">y = mx – b where m is the slope, or rise over run or y / x</text:p>
      <text:p text:style-name="P9"/>
      <text:p text:style-name="P9">This equation falls flat when trying to use for all cases. Horizontal lines are just zero (0) and vertical lines break the code (undefined as x is zero). For this, we need to run the Standard Line Form equation</text:p>
      <text:p text:style-name="P9"/>
      <text:p text:style-name="P9">Ax + By = C</text:p>
      <text:p text:style-name="P9"/>
      <text:p text:style-name="P9">Through the form of breaking down a line using two points on it, we can see that this form is broken down to read as</text:p>
      <text:p text:style-name="P9"/>
      <text:p text:style-name="P9">(y<text:span text:style-name="T5">1</text:span> – y<text:span text:style-name="T5">2</text:span>)x + (-x<text:span text:style-name="T5">1</text:span> + x<text:span text:style-name="T5">2</text:span>)y = (x<text:span text:style-name="T5">2</text:span> * y<text:span text:style-name="T5">1</text:span>) – (x<text:span text:style-name="T5">1</text:span> * y<text:span text:style-name="T5">2</text:span>) so</text:p>
      <text:p text:style-name="P9">A = (y<text:span text:style-name="T5">1</text:span> – y<text:span text:style-name="T5">2</text:span>)</text:p>
      <text:p text:style-name="P9">B = (-x<text:span text:style-name="T5">1</text:span> + x<text:span text:style-name="T5">2</text:span>)</text:p>
      <text:p text:style-name="P9">C = (x<text:span text:style-name="T5">2</text:span> * y<text:span text:style-name="T5">1</text:span>) – (x<text:span text:style-name="T5">1</text:span> * y<text:span text:style-name="T5">2</text:span>)</text:p>
      <text:p text:style-name="P9"/>
      <text:p text:style-name="P9">We then use these calculations to get the equation pieces for the two lines that we will consider to be</text:p>
      <text:p text:style-name="P9"/>
      <text:p text:style-name="P9">Ax + By = C and</text:p>
      <text:p text:style-name="P9">Dx + Ey = F</text:p>
      <text:p text:style-name="P9"/>
      <text:p text:style-name="P9">To see if the segments intersect, we need to check where or if the two lines in general intersect. For brevity, we use the equations above and Cramer's Rule to find the x and y points for intersection.</text:p>
      <text:p text:style-name="P9"/>
      <text:p text:style-name="P9">x = (CE – FB) / (AE – DB) </text:p>
      <text:p text:style-name="P9">y = (AF – DC) / (AE – DB) </text:p>
      <text:p text:style-name="P9"/>
      <text:p text:style-name="P9">At a glance, one can notice that the <text:span text:style-name="T8">bottom portion of the equations is the same. In order to avoid a divide by zero error, we first check if this bottom portion is zero, because if it is then the two lines are parallel. At this point if either of the top portions are also equal to zero, then the line segments are part of the same line. The last special case that needs to be checked is if the two segments overlap while being part of the same line. This is still a collision for several cases and needs to be reported. At this point, we check to see if either of the endpoints of one line are contained in the other. We can check to see if the x and y values are contained within the min and max of the other segment. If at least one does, then the two lines overlap.</text:span></text:p>
      <text:p text:style-name="P11"><text:soft-page-break/>A similar concept is in play for normal intersection. We take the x and y values of the point of intersection for the two lines and for each axis of each line being checked, see if it is within bounds of the min and max values. If at any time, we find one axis value outside the appropriate bound, then the two line segments do not intersect.</text:p>
      <text:p text:style-name="P1"/>
      <text:p text:style-name="P1">Conclu<text:span text:style-name="T2">si</text:span>on</text:p>
      <text:p text:style-name="P1"/>
      <text:p text:style-name="P10">The ideas inherent in collision detection are simple in and of themselves but become an entirely different beast when trying to express them in nothing but terms of math and logic. As always in programming, it is important to keep clear track of what is being done and what information is being stored where, or the mental image of it falls apart quickly. These are all single instances of endeavors and need to be able to be run quickly and in rapid succession. The fewer comparisons and calculations that need to be run, the smoother and less time and power is consumed for the purposes of running our program.</text:p>
      <text:p text:style-name="P10"/>
      <text:p text:style-name="P10">Post-Lab Questions</text:p>
      <text:p text:style-name="P10">1. What adjustments would you have to make to your program that detected overlap in spheres so it could handle circles in 2D?</text:p>
      <text:p text:style-name="P10"/>
      <text:p text:style-name="P10">Remove the z axis portion from the equations. As was discussed in the report, we simply needed to add that portion to to get the distance in three dimensions; removing it brings us back to a 2D equation and solution.</text:p>
      <text:p text:style-name="P10"/>
      <text:p text:style-name="P10">2. Would it be better to use AABB's or spheres in collision detection? Why?</text:p>
      <text:p text:style-name="P10"/>
      <text:p text:style-name="P10">If we are working in 2D, I would say AABB's unless we are dealing in spherical objects. That way, we are not working in powers and multiplication, just some simple, adding, subtracting, and comparisons. </text:p>
      <text:p text:style-name="P10"/>
      <text:p text:style-name="P10">If we are working in 3D, I could say the same, but there are bound to be more curved surfaces and strange objects that can be better defined as a sphere.</text:p>
      <text:p text:style-name="P10"/>
      <text:p text:style-name="P10">In the long run, I would use AABB's for fewer costly calculations, and spheres for better collision valid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09:12:13.149000000</meta:creation-date>
    <dc:date>2016-02-01T11:47:14.798000000</dc:date>
    <meta:editing-duration>PT10M25S</meta:editing-duration>
    <meta:editing-cycles>1</meta:editing-cycles>
    <meta:document-statistic meta:table-count="0" meta:image-count="0" meta:object-count="0" meta:page-count="3" meta:paragraph-count="44" meta:word-count="1373" meta:character-count="7337" meta:non-whitespace-character-count="5984"/>
    <meta:generator>LibreOffice/4.3.1.2$Windows_x86 LibreOffice_project/958349dc3b25111dbca392fbc281a05559ef6848</meta:generator>
  </office:meta>
</office:document-meta>
</file>